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normal" style:font-name-asian="MicrosoftSansSerif" style:font-size-asian="10.5pt" style:font-weight-asian="normal" style:font-name-complex="MicrosoftSansSerif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nch Bread Sandwich Rolls</text:p>
      <text:p text:style-name="P1"/>
      <text:p text:style-name="P2">3 c warm water</text:p>
      <text:p text:style-name="P2">2 T yeast</text:p>
      <text:p text:style-name="P2">2 T Sucanat or brown sugar</text:p>
      <text:p text:style-name="P2">4 T olive oil</text:p>
      <text:p text:style-name="P2">2 t salt</text:p>
      <text:p text:style-name="P2">1/3 c gluten flour</text:p>
      <text:p text:style-name="P2">8 c whole wheat flour, freshly ground if</text:p>
      <text:p text:style-name="P2">possible</text:p>
      <text:p text:style-name="P2"/>
      <text:p text:style-name="P2">In a mixer or large bowl, mix warm water, yeast and Sucanat and let sit for 10 minutes until yeast is</text:p>
      <text:p text:style-name="P2">foamy. Add the oil, salt and gluten flour and about 5 cups flour and mix well. Continue adding flour</text:p>
      <text:p text:style-name="P2">until the dough no longer is sticky and then knead for several minutes (4 to 5 on a Bosch type mixer,</text:p>
      <text:p text:style-name="P2">7 to 10 with a KitchenAid). Let this rise for about a half hour to an hour. Punch down and divide into</text:p>
      <text:p text:style-name="P2">about 24 to 30 pieces. Shape each piece into an oblong shape. Place on greased pan and let rise</text:p>
      <text:p text:style-name="P2">until doubled in size. Bake them at 400 for about 20 to 22 minutes.</text:p>
      <text:p text:style-name="P2"/>
      <text:p text:style-name="P2">Cut these down the center and use for sub type sandwiches. These are very yumm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40:20.36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68" meta:character-count="809"/>
  </office:meta>
</office:document-meta>
</file>